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33cd" officeooo:paragraph-rsid="000733cd"/>
    </style:style>
    <style:style style:name="P2" style:family="paragraph" style:parent-style-name="Standard">
      <style:text-properties officeooo:rsid="00090b35" officeooo:paragraph-rsid="00090b35"/>
    </style:style>
    <style:style style:name="P3" style:family="paragraph" style:parent-style-name="Standard" style:list-style-name="L1">
      <style:text-properties officeooo:rsid="00090b35" officeooo:paragraph-rsid="00090b35"/>
    </style:style>
    <style:style style:name="P4" style:family="paragraph" style:parent-style-name="Standard" style:list-style-name="L1">
      <style:text-properties officeooo:rsid="000bb439" officeooo:paragraph-rsid="000bb439"/>
    </style:style>
    <style:style style:name="P5" style:family="paragraph" style:parent-style-name="Standard">
      <style:text-properties officeooo:rsid="000932f5" officeooo:paragraph-rsid="000932f5"/>
    </style:style>
    <style:style style:name="P6" style:family="paragraph" style:parent-style-name="Standard" style:list-style-name="L2">
      <style:text-properties officeooo:rsid="000932f5" officeooo:paragraph-rsid="000932f5"/>
    </style:style>
    <style:style style:name="P7" style:family="paragraph" style:parent-style-name="Standard" style:list-style-name="L2">
      <style:text-properties officeooo:rsid="0009d6e2" officeooo:paragraph-rsid="0009d6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ual modeling using UML</text:p>
      <text:p text:style-name="P1"/>
      <text:p text:style-name="P2">Relationships</text:p>
      <text:list xml:id="list4346769383667942709" text:style-name="L1">
        <text:list-item>
          <text:p text:style-name="P3">Associations</text:p>
          <text:list>
            <text:list-item>
              <text:p text:style-name="P4">Association classes</text:p>
            </text:list-item>
          </text:list>
        </text:list-item>
        <text:list-item>
          <text:p text:style-name="P3">Aggregation</text:p>
        </text:list-item>
        <text:list-item>
          <text:p text:style-name="P3">Compositions</text:p>
        </text:list-item>
        <text:list-item>
          <text:p text:style-name="P3">Inheritance</text:p>
        </text:list-item>
      </text:list>
      <text:p text:style-name="P2"/>
      <text:p text:style-name="P5">Association</text:p>
      <text:list xml:id="list1985447920871508588" text:style-name="L2">
        <text:list-item>
          <text:p text:style-name="P6">Weakest form of relationship representable using UML</text:p>
        </text:list-item>
        <text:list-item>
          <text:p text:style-name="P7">Adornaments</text:p>
          <text:list>
            <text:list-item>
              <text:p text:style-name="P7">Name</text:p>
            </text:list-item>
            <text:list-item>
              <text:p text:style-name="P7">Role</text:p>
            </text:list-item>
            <text:list-item>
              <text:p text:style-name="P7">Multiplic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21:30:13</meta:creation-date>
    <dc:title>T1</dc:title>
    <meta:editing-duration>PT4H9M50S</meta:editing-duration>
    <meta:editing-cycles>2</meta:editing-cycles>
    <meta:generator>LibreOffice/4.0.2.2$Linux_x86 LibreOffice_project/400m0$Build-2</meta:generator>
    <meta:initial-creator>Kempa </meta:initial-creator>
    <dc:date>2013-09-26T01:40:57</dc:date>
    <dc:creator>Kempa </dc:creator>
    <meta:document-statistic meta:table-count="0" meta:image-count="0" meta:object-count="0" meta:page-count="1" meta:paragraph-count="13" meta:word-count="33" meta:character-count="211" meta:non-whitespace-character-count="201"/>
  </office:meta>
</office:document-meta>
</file>